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2" svg:font-family="'Linux Libertine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fill-color="#eeeeec" fo:min-height="0cm" fo:min-width="0cm" fo:padding-top="0.135cm" fo:padding-bottom="0.135cm" fo:padding-left="0.26cm" fo:padding-right="0.2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loext:graphic-properties draw:fill-color="#eeeeec"/>
    </style:style>
    <style:style style:name="P2" style:family="paragraph">
      <loext:graphic-properties draw:fill-color="#eeeeec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673cm" svg:height="0.758cm" svg:x="2.874cm" svg:y="4.2cm">
          <text:p>Discretizad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549cm" svg:height="0.758cm" svg:x="6.693cm" svg:y="4.2cm">
          <text:p>Microcontrolado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863cm" svg:height="0.758cm" svg:x="7.044cm" svg:y="5.9cm">
          <text:p>Alimentació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878cm" svg:height="0.758cm" svg:x="11.4cm" svg:y="4.2cm">
          <draw:glue-point draw:id="4" svg:x="-1.719cm" svg:y="5.131cm"/>
          <draw:glue-point draw:id="5" svg:x="1.261cm" svg:y="0.379cm" draw:align="center"/>
          <draw:glue-point draw:id="6" svg:x="-3.359cm" svg:y="5.131cm"/>
          <text:p>Módulo de comunicación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1cm" svg:height="0.758cm" svg:x="12.569cm" svg:y="2.042cm">
          <text:p><text:span text:style-name="T1">Smartphon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controls" svg:x1="5.547cm" svg:y1="4.579cm" svg:x2="6.693cm" svg:y2="4.579cm" draw:start-shape="id1" draw:start-glue-point="1" draw:end-shape="id2" draw:end-glue-point="3" svg:d="M5547 4579h1146" svg:viewBox="0 0 1147 1">
          <text:p/>
        </draw:connector>
        <draw:connector draw:style-name="gr2" draw:text-style-name="P3" draw:layer="controls" svg:x1="8.475cm" svg:y1="5.9cm" svg:x2="8.467cm" svg:y2="4.958cm" draw:start-shape="id3" draw:start-glue-point="0" draw:end-shape="id2" draw:end-glue-point="2" svg:d="M8475 5900v-471h-8v-471" svg:viewBox="0 0 9 943">
          <text:p/>
        </draw:connector>
        <draw:connector draw:style-name="gr2" draw:text-style-name="P3" draw:layer="controls" svg:x1="10.242cm" svg:y1="4.579cm" svg:x2="11.4cm" svg:y2="4.579cm" draw:start-shape="id2" draw:start-glue-point="1" draw:end-shape="id4" draw:end-glue-point="3" svg:d="M10242 4579h1158" svg:viewBox="0 0 1159 1">
          <text:p/>
        </draw:connector>
        <draw:connector draw:style-name="gr3" draw:text-style-name="P3" draw:layer="controls" svg:x1="13.839cm" svg:y1="4.2cm" svg:x2="13.839cm" svg:y2="2.8cm" draw:start-shape="id4" draw:start-glue-point="0" draw:end-shape="id5" draw:end-glue-point="2" svg:d="M13839 4200v-1400" svg:viewBox="0 0 1 1401">
          <text:p/>
        </draw:connector>
        <draw:connector draw:style-name="gr2" draw:text-style-name="P3" draw:layer="controls" svg:x1="7.044cm" svg:y1="6.279cm" svg:x2="4.21cm" svg:y2="4.958cm" draw:start-shape="id3" draw:start-glue-point="3" draw:end-shape="id1" draw:end-glue-point="2" svg:d="M7044 6279h-2834v-1321" svg:viewBox="0 0 2835 1322">
          <text:p/>
        </draw:connector>
        <draw:connector draw:style-name="gr2" draw:text-style-name="P3" draw:layer="controls" svg:x1="9.907cm" svg:y1="6.279cm" svg:x2="13.839cm" svg:y2="4.958cm" draw:start-shape="id3" draw:start-glue-point="1" draw:end-shape="id4" draw:end-glue-point="2" svg:d="M9907 6279h3932v-1321" svg:viewBox="0 0 3933 1322">
          <text:p/>
        </draw:connector>
        <draw:custom-shape draw:style-name="gr1" draw:text-style-name="P1" xml:id="id6" draw:id="id6" draw:layer="layout" svg:width="2.592cm" svg:height="0.758cm" svg:x="2.914cm" svg:y="1.3cm">
          <text:p>Adquisición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868cm" svg:height="0.758cm" svg:x="3.276cm" svg:y="2.7cm">
          <text:p>Filtrado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1cm" svg:y1="2.058cm" svg:x2="4.21cm" svg:y2="2.7cm" draw:start-shape="id6" draw:start-glue-point="2" draw:end-shape="id7" draw:end-glue-point="0" svg:d="M4210 2058v642" svg:viewBox="0 0 1 643">
          <text:p/>
        </draw:connector>
        <draw:connector draw:style-name="gr2" draw:text-style-name="P3" draw:layer="layout" svg:x1="4.21cm" svg:y1="3.458cm" svg:x2="4.21cm" svg:y2="4.2cm" draw:start-shape="id7" draw:start-glue-point="2" draw:end-shape="id1" draw:end-glue-point="0" svg:d="M4210 3458v742" svg:viewBox="0 0 1 743">
          <text:p/>
        </draw:connector>
        <draw:connector draw:style-name="gr2" draw:text-style-name="P3" draw:layer="layout" draw:line-skew="-0.766cm" svg:x1="7.044cm" svg:y1="6.279cm" svg:x2="3.276cm" svg:y2="3.079cm" draw:start-shape="id3" draw:start-glue-point="3" draw:end-shape="id7" draw:end-glue-point="3" svg:d="M7044 6279h-5044v-3200h1276" svg:viewBox="0 0 5045 3201">
          <text:p/>
        </draw:connector>
        <draw:connector draw:style-name="gr2" draw:text-style-name="P3" draw:layer="layout" draw:line-skew="-0.404cm" svg:x1="7.044cm" svg:y1="6.279cm" svg:x2="2.914cm" svg:y2="1.679cm" draw:start-shape="id3" draw:start-glue-point="3" draw:end-shape="id6" draw:end-glue-point="3" svg:d="M7044 6279h-5044v-4600h914" svg:viewBox="0 0 5045 4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2" svg:font-family="'Linux Libertine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Libertine O2" fo:font-family="'Linux Libertine O'" style:font-style-name="Normal" style:font-pitch="variable" fo:font-size="1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Bailón Ruiz</meta:initial-creator>
    <meta:creation-date>2015-06-29T22:13:28.823786670</meta:creation-date>
    <dc:date>2015-07-02T19:31:56.198299352</dc:date>
    <dc:creator>Rafael Bailón Ruiz</dc:creator>
    <meta:editing-duration>PT13M21S</meta:editing-duration>
    <meta:editing-cycles>4</meta:editing-cycles>
    <meta:generator>LibreOffice/4.4.4.2$Linux_X86_64 LibreOffice_project/40$Build-2</meta:generator>
    <meta:document-statistic meta:object-count="17"/>
  </office:meta>
</office:document-meta>
</file>